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000000080FACDFC3C.png" manifest:media-type="image/png"/>
  <manifest:file-entry manifest:full-path="Pictures/1000020100000100000001006CDC96F6.png" manifest:media-type="image/png"/>
  <manifest:file-entry manifest:full-path="Pictures/100002010000005D00000060CB9FCE60.png" manifest:media-type="image/png"/>
  <manifest:file-entry manifest:full-path="Pictures/10000201000000520000004F5A2178FF.png" manifest:media-type="image/png"/>
  <manifest:file-entry manifest:full-path="Pictures/100002010000007B0000004FE6B52CA9.png" manifest:media-type="image/png"/>
  <manifest:file-entry manifest:full-path="Pictures/100002010000005400000040D0C47F3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7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222cm" svg:height="1.692cm" svg:x="14.208cm" svg:y="10.78cm">
          <draw:image xlink:href="Pictures/100002010000005400000040D0C47F37.png" xlink:type="simple" xlink:show="embed" xlink:actuate="onLoad">
            <text:p/>
          </draw:image>
        </draw:frame>
        <draw:frame draw:style-name="gr2" draw:text-style-name="P1" draw:layer="layout" svg:width="3.253cm" svg:height="2.089cm" svg:x="4.305cm" svg:y="12.624cm">
          <draw:image xlink:href="Pictures/100002010000007B0000004FE6B52CA9.png" xlink:type="simple" xlink:show="embed" xlink:actuate="onLoad">
            <text:p/>
          </draw:image>
        </draw:frame>
        <draw:frame draw:style-name="gr1" draw:text-style-name="P1" draw:layer="layout" svg:width="2.169cm" svg:height="2.089cm" svg:x="23.597cm" svg:y="12.621cm">
          <draw:image xlink:href="Pictures/10000201000000520000004F5A2178FF.png" xlink:type="simple" xlink:show="embed" xlink:actuate="onLoad">
            <text:p/>
          </draw:image>
        </draw:frame>
        <draw:frame draw:style-name="gr1" draw:text-style-name="P1" draw:layer="layout" svg:width="2.46cm" svg:height="2.539cm" svg:x="20.258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1.145cm" svg:height="1.143cm" svg:x="16.493cm" svg:y="11.044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27cm" svg:height="1.27cm" svg:x="4.834cm" svg:y="11.733cm">
          <draw:image xlink:href="Pictures/100002010000008000000080FACDFC3C.png" xlink:type="simple" xlink:show="embed" xlink:actuate="onLoad">
            <text:p/>
          </draw:image>
        </draw:frame>
        <draw:frame draw:style-name="gr1" draw:text-style-name="P1" draw:layer="layout" svg:width="2.46cm" svg:height="2.539cm" svg:x="7.476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2.222cm" svg:height="1.692cm" svg:x="14.208cm" svg:y="17.85cm">
          <draw:image xlink:href="Pictures/100002010000005400000040D0C47F37.png" xlink:type="simple" xlink:show="embed" xlink:actuate="onLoad">
            <text:p/>
          </draw:image>
        </draw:frame>
        <draw:line draw:style-name="gr3" draw:text-style-name="P1" draw:layer="layout" svg:x1="14.591cm" svg:y1="12.639cm" svg:x2="7.099cm" svg:y2="13.655cm">
          <text:p/>
        </draw:line>
        <draw:line draw:style-name="gr3" draw:text-style-name="P1" draw:layer="layout" svg:x1="15.988cm" svg:y1="12.639cm" svg:x2="23.99cm" svg:y2="13.7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6:33:32.099485846</meta:creation-date>
    <dc:date>2015-09-04T11:58:26.403800313</dc:date>
    <meta:editing-duration>PT20M48S</meta:editing-duration>
    <meta:editing-cycles>12</meta:editing-cycles>
    <meta:generator>LibreOffice/4.4.0.3$Linux_x86 LibreOffice_project/de093506bcdc5fafd9023ee680b8c60e3e0645d7</meta:generator>
    <meta:document-statistic meta:object-count="10"/>
  </office:meta>
</office:document-meta>
</file>